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4.66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Nr</text:p>
          </table:table-cell>
          <table:table-cell table:style-name="ce3" office:value-type="string">
            <text:p>PCB Version</text:p>
          </table:table-cell>
          <table:table-cell table:style-name="ce3" office:value-type="string">
            <text:p>FW Version</text:p>
          </table:table-cell>
          <table:table-cell table:style-name="ce3"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v_03_kicad</text:p>
          </table:table-cell>
          <table:table-cell office:value-type="string">
            <text:p>Dev_05</text:p>
          </table:table-cell>
          <table:table-cell office:value-type="string">
            <text:p>Marcu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v_03_kicad</text:p>
          </table:table-cell>
          <table:table-cell office:value-type="string">
            <text:p>Dev_05</text:p>
          </table:table-cell>
          <table:table-cell office:value-type="string">
            <text:p>Andrea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v_03_kicad</text:p>
          </table:table-cell>
          <table:table-cell office:value-type="string">
            <text:p>Dev_05</text:p>
          </table:table-cell>
          <table:table-cell office:value-type="string">
            <text:p>Marcus Pyramid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29/12/2016</text:date>, <text:time>19:1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8M27S</meta:editing-duration>
    <meta:editing-cycles>4</meta:editing-cycles>
    <meta:generator>OpenOffice/4.1.2$Win32 OpenOffice.org_project/412m3$Build-9782</meta:generator>
    <dc:date>2016-12-29T19:19:03.01</dc:date>
    <dc:creator>Andreas Sundberg</dc:creator>
    <meta:document-statistic meta:table-count="3" meta:cell-count="17" meta:object-count="0"/>
    <meta:user-defined meta:name="Info 1"/>
    <meta:user-defined meta:name="Info 2"/>
    <meta:user-defined meta:name="Info 3"/>
    <meta:user-defined meta:name="Info 4"/>
  </office:meta>
</office:document-meta>
</file>